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028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1.0047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1.1272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1.5075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1.8134in"/>
    </style:style>
    <style:style style:name="co14" style:family="table-column">
      <style:table-column-properties fo:break-before="auto" style:column-width="0.5346in"/>
    </style:style>
    <style:style style:name="co15" style:family="table-column">
      <style:table-column-properties fo:break-before="auto" style:column-width="1.8681in"/>
    </style:style>
    <style:style style:name="co16" style:family="table-column">
      <style:table-column-properties fo:break-before="auto" style:column-width="0.448in"/>
    </style:style>
    <style:style style:name="co1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-bottom="0.0193in" fo:padding-left="0.0138in" fo:padding-right="0.0138in" fo:padding-top="0.0193in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ummary of test results of running the tests in ephemeris.py. 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Maximum Heliocentric Latitudes (degrees):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ercury</text:p>
          </table:table-cell>
          <table:table-cell office:value-type="float" office:value="7.00637157553">
            <text:p>7.006371575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Venus</text:p>
          </table:table-cell>
          <table:table-cell office:value-type="float" office:value="3.39542264696">
            <text:p>3.39542264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Earth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ars</text:p>
          </table:table-cell>
          <table:table-cell office:value-type="float" office:value="1.84970843469">
            <text:p>1.849708434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Jupiter</text:p>
          </table:table-cell>
          <table:table-cell office:value-type="float" office:value="1.30313445911">
            <text:p>1.303134459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aturn</text:p>
          </table:table-cell>
          <table:table-cell office:value-type="float" office:value="2.48527521087">
            <text:p>2.485275210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Uranus</text:p>
          </table:table-cell>
          <table:table-cell office:value-type="float" office:value="0.775627298518">
            <text:p>0.775627298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eptune</text:p>
          </table:table-cell>
          <table:table-cell office:value-type="float" office:value="1.75822275205">
            <text:p>1.75822275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Pluto</text:p>
          </table:table-cell>
          <table:table-cell office:value-type="float" office:value="17.1264399428">
            <text:p>17.126439942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Chiron</text:p>
          </table:table-cell>
          <table:table-cell office:value-type="float" office:value="6.92943447109">
            <text:p>6.92943447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Isis</text:p>
          </table:table-cell>
          <table:table-cell office:value-type="float" office:value="0.187571140129">
            <text:p>0.1875711401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Maximum Geocentric Latitudes (degrees):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oon</text:p>
          </table:table-cell>
          <table:table-cell office:value-type="float" office:value="5.3030303377">
            <text:p>5.3030303377</text:p>
          </table:table-cell>
          <table:table-cell table:number-columns-repeated="8"/>
        </table:table-row>
      </table:table>
      <table:table table:name="EphemerisTestResults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Results of running the test functions in ephemeris.py. <text:s/>Results computed on December 18, 2012. <text:s/>Please see the source code file for the test parameters used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Running</text:p>
          </table:table-cell>
          <table:table-cell office:value-type="string">
            <text:p>testMinMaxPlanetLongitudeSpeeds(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Moon</text:p>
          </table:table-cell>
          <table:table-cell office:value-type="string">
            <text:p>is:</text:p>
          </table:table-cell>
          <table:table-cell office:value-type="float" office:value="15.3889196331">
            <text:p>15.3889196331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Moon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Mercury</text:p>
          </table:table-cell>
          <table:table-cell office:value-type="string">
            <text:p>is:</text:p>
          </table:table-cell>
          <table:table-cell office:value-type="float" office:value="2.20248963644">
            <text:p>2.2024896364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Mercury</text:p>
          </table:table-cell>
          <table:table-cell office:value-type="string">
            <text:p>is:</text:p>
          </table:table-cell>
          <table:table-cell office:value-type="float" office:value="-1.38651016126">
            <text:p>-1.3865101613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Mercury</text:p>
          </table:table-cell>
          <table:table-cell office:value-type="string">
            <text:p>is:</text:p>
          </table:table-cell>
          <table:table-cell office:value-type="float" office:value="6.32397858861">
            <text:p>6.3239785886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Mercury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Venus</text:p>
          </table:table-cell>
          <table:table-cell office:value-type="string">
            <text:p>is:</text:p>
          </table:table-cell>
          <table:table-cell office:value-type="float" office:value="1.25891171063">
            <text:p>1.2589117106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Venus</text:p>
          </table:table-cell>
          <table:table-cell office:value-type="string">
            <text:p>is:</text:p>
          </table:table-cell>
          <table:table-cell office:value-type="float" office:value="-0.631148702324">
            <text:p>-0.6311487023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Venus</text:p>
          </table:table-cell>
          <table:table-cell office:value-type="string">
            <text:p>is:</text:p>
          </table:table-cell>
          <table:table-cell office:value-type="float" office:value="1.62568172749">
            <text:p>1.6256817275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Venus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Mars</text:p>
          </table:table-cell>
          <table:table-cell office:value-type="string">
            <text:p>is:</text:p>
          </table:table-cell>
          <table:table-cell office:value-type="float" office:value="0.791347716164">
            <text:p>0.7913477162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Mars</text:p>
          </table:table-cell>
          <table:table-cell office:value-type="string">
            <text:p>is:</text:p>
          </table:table-cell>
          <table:table-cell office:value-type="float" office:value="-0.400662355714">
            <text:p>-0.4006623557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Mars</text:p>
          </table:table-cell>
          <table:table-cell office:value-type="string">
            <text:p>is:</text:p>
          </table:table-cell>
          <table:table-cell office:value-type="float" office:value="0.635360737388">
            <text:p>0.6353607374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Mars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Jupiter</text:p>
          </table:table-cell>
          <table:table-cell office:value-type="string">
            <text:p>is:</text:p>
          </table:table-cell>
          <table:table-cell office:value-type="float" office:value="0.242487506336">
            <text:p>0.2424875063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Jupiter</text:p>
          </table:table-cell>
          <table:table-cell office:value-type="string">
            <text:p>is:</text:p>
          </table:table-cell>
          <table:table-cell office:value-type="float" office:value="-0.136562424229">
            <text:p>-0.1365624242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Jupiter</text:p>
          </table:table-cell>
          <table:table-cell office:value-type="string">
            <text:p>is:</text:p>
          </table:table-cell>
          <table:table-cell office:value-type="float" office:value="0.0918540933421">
            <text:p>0.0918540933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Jupiter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Saturn</text:p>
          </table:table-cell>
          <table:table-cell office:value-type="string">
            <text:p>is:</text:p>
          </table:table-cell>
          <table:table-cell office:value-type="float" office:value="0.130407259243">
            <text:p>0.1304072592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Saturn</text:p>
          </table:table-cell>
          <table:table-cell office:value-type="string">
            <text:p>is:</text:p>
          </table:table-cell>
          <table:table-cell office:value-type="float" office:value="-0.0828825537276">
            <text:p>-0.0828825537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Saturn</text:p>
          </table:table-cell>
          <table:table-cell office:value-type="string">
            <text:p>is:</text:p>
          </table:table-cell>
          <table:table-cell office:value-type="float" office:value="0.0374707824108">
            <text:p>0.0374707824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Saturn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Uranus</text:p>
          </table:table-cell>
          <table:table-cell office:value-type="string">
            <text:p>is:</text:p>
          </table:table-cell>
          <table:table-cell office:value-type="float" office:value="0.0632035831425">
            <text:p>0.0632035831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Uranus</text:p>
          </table:table-cell>
          <table:table-cell office:value-type="string">
            <text:p>is:</text:p>
          </table:table-cell>
          <table:table-cell office:value-type="float" office:value="-0.0439247562784">
            <text:p>-0.0439247563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Uranus</text:p>
          </table:table-cell>
          <table:table-cell office:value-type="string">
            <text:p>is:</text:p>
          </table:table-cell>
          <table:table-cell office:value-type="float" office:value="0.0130299278655">
            <text:p>0.0130299279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Uranus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Neptune</text:p>
          </table:table-cell>
          <table:table-cell office:value-type="string">
            <text:p>is:</text:p>
          </table:table-cell>
          <table:table-cell office:value-type="float" office:value="0.03807934028">
            <text:p>0.0380793403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Neptune</text:p>
          </table:table-cell>
          <table:table-cell office:value-type="string">
            <text:p>is:</text:p>
          </table:table-cell>
          <table:table-cell office:value-type="float" office:value="-0.0283956324247">
            <text:p>-0.0283956324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Neptune</text:p>
          </table:table-cell>
          <table:table-cell office:value-type="string">
            <text:p>is:</text:p>
          </table:table-cell>
          <table:table-cell office:value-type="float" office:value="0.0062099978715">
            <text:p>0.0062099979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Neptune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Pluto</text:p>
          </table:table-cell>
          <table:table-cell office:value-type="string">
            <text:p>is:</text:p>
          </table:table-cell>
          <table:table-cell office:value-type="float" office:value="0.0405346122159">
            <text:p>0.0405346122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Pluto</text:p>
          </table:table-cell>
          <table:table-cell office:value-type="string">
            <text:p>is:</text:p>
          </table:table-cell>
          <table:table-cell office:value-type="float" office:value="-0.0283157433805">
            <text:p>-0.0283157434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Pluto</text:p>
          </table:table-cell>
          <table:table-cell office:value-type="string">
            <text:p>is:</text:p>
          </table:table-cell>
          <table:table-cell office:value-type="float" office:value="0.00717655855815">
            <text:p>0.0071765586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Pluto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MeanNorthNode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MeanNorthNode</text:p>
          </table:table-cell>
          <table:table-cell office:value-type="string">
            <text:p>is:</text:p>
          </table:table-cell>
          <table:table-cell office:value-type="float" office:value="-0.05299741719">
            <text:p>-0.0529974172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TrueNorthNode</text:p>
          </table:table-cell>
          <table:table-cell office:value-type="string">
            <text:p>is:</text:p>
          </table:table-cell>
          <table:table-cell office:value-type="float" office:value="0.100980928742">
            <text:p>0.1009809287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TrueNorthNode</text:p>
          </table:table-cell>
          <table:table-cell office:value-type="string">
            <text:p>is:</text:p>
          </table:table-cell>
          <table:table-cell office:value-type="float" office:value="-0.25909924504">
            <text:p>-0.259099245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MeanLunarApogee</text:p>
          </table:table-cell>
          <table:table-cell office:value-type="string">
            <text:p>is:</text:p>
          </table:table-cell>
          <table:table-cell office:value-type="float" office:value="0.112111337439">
            <text:p>0.1121113374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MeanLunarApogee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OsculatingLunarApogee</text:p>
          </table:table-cell>
          <table:table-cell office:value-type="string">
            <text:p>is:</text:p>
          </table:table-cell>
          <table:table-cell office:value-type="float" office:value="6.34879699926">
            <text:p>6.3487969993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OsculatingLunarApogee</text:p>
          </table:table-cell>
          <table:table-cell office:value-type="string">
            <text:p>is:</text:p>
          </table:table-cell>
          <table:table-cell office:value-type="float" office:value="-3.61858660073">
            <text:p>-3.6185866007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InterpolatedLunarApogee</text:p>
          </table:table-cell>
          <table:table-cell office:value-type="string">
            <text:p>is:</text:p>
          </table:table-cell>
          <table:table-cell office:value-type="float" office:value="0.236761111759">
            <text:p>0.2367611118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InterpolatedLunarApogee</text:p>
          </table:table-cell>
          <table:table-cell office:value-type="string">
            <text:p>is:</text:p>
          </table:table-cell>
          <table:table-cell office:value-type="float" office:value="-0.148968642332">
            <text:p>-0.1489686423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InterpolatedLunarPerigee</text:p>
          </table:table-cell>
          <table:table-cell office:value-type="string">
            <text:p>is:</text:p>
          </table:table-cell>
          <table:table-cell office:value-type="float" office:value="0.577557289184">
            <text:p>0.5775572892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InterpolatedLunarPerigee</text:p>
          </table:table-cell>
          <table:table-cell office:value-type="string">
            <text:p>is:</text:p>
          </table:table-cell>
          <table:table-cell office:value-type="float" office:value="-2.26867011329">
            <text:p>-2.2686701133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Earth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Earth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Earth</text:p>
          </table:table-cell>
          <table:table-cell office:value-type="string">
            <text:p>is:</text:p>
          </table:table-cell>
          <table:table-cell office:value-type="float" office:value="1.01976774386">
            <text:p>1.0197677439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Earth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Chiron</text:p>
          </table:table-cell>
          <table:table-cell office:value-type="string">
            <text:p>is:</text:p>
          </table:table-cell>
          <table:table-cell office:value-type="float" office:value="0.145989697512">
            <text:p>0.1459896975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Chiron</text:p>
          </table:table-cell>
          <table:table-cell office:value-type="string">
            <text:p>is:</text:p>
          </table:table-cell>
          <table:table-cell office:value-type="float" office:value="-0.0794793088727">
            <text:p>-0.0794793089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Chiron</text:p>
          </table:table-cell>
          <table:table-cell office:value-type="string">
            <text:p>is:</text:p>
          </table:table-cell>
          <table:table-cell office:value-type="float" office:value="0.0468272457968">
            <text:p>0.0468272458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Chiron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Isis</text:p>
          </table:table-cell>
          <table:table-cell office:value-type="string">
            <text:p>is:</text:p>
          </table:table-cell>
          <table:table-cell office:value-type="float" office:value="0.0206866137862">
            <text:p>0.0206866138</text:p>
          </table:table-cell>
        </table:table-row>
        <table:table-row table:style-name="ro1">
          <table:table-cell/>
          <table:table-cell office:value-type="string">
            <text:p>ge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Isis</text:p>
          </table:table-cell>
          <table:table-cell office:value-type="string">
            <text:p>is:</text:p>
          </table:table-cell>
          <table:table-cell office:value-type="float" office:value="-0.0155732366304">
            <text:p>-0.0155732366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axSpeed</text:p>
          </table:table-cell>
          <table:table-cell office:value-type="string">
            <text:p>of</text:p>
          </table:table-cell>
          <table:table-cell office:value-type="string">
            <text:p>Isis</text:p>
          </table:table-cell>
          <table:table-cell office:value-type="string">
            <text:p>is:</text:p>
          </table:table-cell>
          <table:table-cell office:value-type="float" office:value="0.00290131594075">
            <text:p>0.0029013159</text:p>
          </table:table-cell>
        </table:table-row>
        <table:table-row table:style-name="ro1">
          <table:table-cell/>
          <table:table-cell office:value-type="string">
            <text:p>heliocentric</text:p>
          </table:table-cell>
          <table:table-cell office:value-type="string">
            <text:p>minSpeed</text:p>
          </table:table-cell>
          <table:table-cell office:value-type="string">
            <text:p>of</text:p>
          </table:table-cell>
          <table:table-cell office:value-type="string">
            <text:p>Isis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estMinMaxPlanetLatitude(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axGeocentricLatitude</text:p>
          </table:table-cell>
          <table:table-cell office:value-type="string">
            <text:p>of</text:p>
          </table:table-cell>
          <table:table-cell office:value-type="string">
            <text:p>Moon</text:p>
          </table:table-cell>
          <table:table-cell office:value-type="string">
            <text:p>is:</text:p>
          </table:table-cell>
          <table:table-cell office:value-type="float" office:value="5.3030303377">
            <text:p>5.3030303377</text:p>
          </table:table-cell>
        </table:table-row>
        <table:table-row table:style-name="ro1">
          <table:table-cell table:number-columns-repeated="2"/>
          <table:table-cell office:value-type="string">
            <text:p>minGeocentricLatitude</text:p>
          </table:table-cell>
          <table:table-cell office:value-type="string">
            <text:p>of</text:p>
          </table:table-cell>
          <table:table-cell office:value-type="string">
            <text:p>Moon</text:p>
          </table:table-cell>
          <table:table-cell office:value-type="string">
            <text:p>is:</text:p>
          </table:table-cell>
          <table:table-cell office:value-type="float" office:value="-5.30192806879">
            <text:p>-5.3019280688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Mercury</text:p>
          </table:table-cell>
          <table:table-cell office:value-type="string">
            <text:p>is:</text:p>
          </table:table-cell>
          <table:table-cell office:value-type="float" office:value="7.00637157553">
            <text:p>7.0063715755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Mercury</text:p>
          </table:table-cell>
          <table:table-cell office:value-type="string">
            <text:p>is:</text:p>
          </table:table-cell>
          <table:table-cell office:value-type="float" office:value="-7.00637224029">
            <text:p>-7.0063722403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Venus</text:p>
          </table:table-cell>
          <table:table-cell office:value-type="string">
            <text:p>is:</text:p>
          </table:table-cell>
          <table:table-cell office:value-type="float" office:value="3.39542264696">
            <text:p>3.395422647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Venus</text:p>
          </table:table-cell>
          <table:table-cell office:value-type="string">
            <text:p>is:</text:p>
          </table:table-cell>
          <table:table-cell office:value-type="float" office:value="-3.39539834803">
            <text:p>-3.395398348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Mars</text:p>
          </table:table-cell>
          <table:table-cell office:value-type="string">
            <text:p>is:</text:p>
          </table:table-cell>
          <table:table-cell office:value-type="float" office:value="1.84970843469">
            <text:p>1.8497084347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Mars</text:p>
          </table:table-cell>
          <table:table-cell office:value-type="string">
            <text:p>is:</text:p>
          </table:table-cell>
          <table:table-cell office:value-type="float" office:value="-1.84969854935">
            <text:p>-1.8496985494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Jupiter</text:p>
          </table:table-cell>
          <table:table-cell office:value-type="string">
            <text:p>is:</text:p>
          </table:table-cell>
          <table:table-cell office:value-type="float" office:value="1.30313445911">
            <text:p>1.3031344591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Jupiter</text:p>
          </table:table-cell>
          <table:table-cell office:value-type="string">
            <text:p>is:</text:p>
          </table:table-cell>
          <table:table-cell office:value-type="float" office:value="-1.30276967846">
            <text:p>-1.3027696785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Saturn</text:p>
          </table:table-cell>
          <table:table-cell office:value-type="string">
            <text:p>is:</text:p>
          </table:table-cell>
          <table:table-cell office:value-type="float" office:value="2.48527521087">
            <text:p>2.4852752109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Saturn</text:p>
          </table:table-cell>
          <table:table-cell office:value-type="string">
            <text:p>is:</text:p>
          </table:table-cell>
          <table:table-cell office:value-type="float" office:value="-2.48614672007">
            <text:p>-2.4861467201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Uranus</text:p>
          </table:table-cell>
          <table:table-cell office:value-type="string">
            <text:p>is:</text:p>
          </table:table-cell>
          <table:table-cell office:value-type="float" office:value="0.775627298518">
            <text:p>0.7756272985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Uranus</text:p>
          </table:table-cell>
          <table:table-cell office:value-type="string">
            <text:p>is:</text:p>
          </table:table-cell>
          <table:table-cell office:value-type="float" office:value="-0.774635076405">
            <text:p>-0.7746350764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Neptune</text:p>
          </table:table-cell>
          <table:table-cell office:value-type="string">
            <text:p>is:</text:p>
          </table:table-cell>
          <table:table-cell office:value-type="float" office:value="1.75822275205">
            <text:p>1.7582227521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Neptune</text:p>
          </table:table-cell>
          <table:table-cell office:value-type="string">
            <text:p>is:</text:p>
          </table:table-cell>
          <table:table-cell office:value-type="float" office:value="-1.76610271245">
            <text:p>-1.7661027125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Pluto</text:p>
          </table:table-cell>
          <table:table-cell office:value-type="string">
            <text:p>is:</text:p>
          </table:table-cell>
          <table:table-cell office:value-type="float" office:value="17.1264399428">
            <text:p>17.1264399428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Pluto</text:p>
          </table:table-cell>
          <table:table-cell office:value-type="string">
            <text:p>is:</text:p>
          </table:table-cell>
          <table:table-cell office:value-type="float" office:value="-17.1362263611">
            <text:p>-17.1362263611</text:p>
          </table:table-cell>
        </table:table-row>
        <table:table-row table:style-name="ro1">
          <table:table-cell table:number-columns-repeated="2"/>
          <table:table-cell office:value-type="string">
            <text:p>maxGeocentricLatitude</text:p>
          </table:table-cell>
          <table:table-cell office:value-type="string">
            <text:p>of</text:p>
          </table:table-cell>
          <table:table-cell office:value-type="string">
            <text:p>MeanNorthNode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inGeocentricLatitude</text:p>
          </table:table-cell>
          <table:table-cell office:value-type="string">
            <text:p>of</text:p>
          </table:table-cell>
          <table:table-cell office:value-type="string">
            <text:p>MeanNorthNode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axGeocentricLatitude</text:p>
          </table:table-cell>
          <table:table-cell office:value-type="string">
            <text:p>of</text:p>
          </table:table-cell>
          <table:table-cell office:value-type="string">
            <text:p>TrueNorthNode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inGeocentricLatitude</text:p>
          </table:table-cell>
          <table:table-cell office:value-type="string">
            <text:p>of</text:p>
          </table:table-cell>
          <table:table-cell office:value-type="string">
            <text:p>TrueNorthNode</text:p>
          </table:table-cell>
          <table:table-cell office:value-type="string">
            <text:p>is: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Earth</text:p>
          </table:table-cell>
          <table:table-cell office:value-type="string">
            <text:p>is:</text:p>
          </table:table-cell>
          <table:table-cell office:value-type="float" office:value="0.00032722283984">
            <text:p>0.0003272228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Earth</text:p>
          </table:table-cell>
          <table:table-cell office:value-type="string">
            <text:p>is:</text:p>
          </table:table-cell>
          <table:table-cell office:value-type="float" office:value="-0.000346185212674">
            <text:p>-0.0003461852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Chiron</text:p>
          </table:table-cell>
          <table:table-cell office:value-type="string">
            <text:p>is:</text:p>
          </table:table-cell>
          <table:table-cell office:value-type="float" office:value="6.92526735133">
            <text:p>6.9252673513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Chiron</text:p>
          </table:table-cell>
          <table:table-cell office:value-type="string">
            <text:p>is:</text:p>
          </table:table-cell>
          <table:table-cell office:value-type="float" office:value="-6.92943447109">
            <text:p>-6.9294344711</text:p>
          </table:table-cell>
        </table:table-row>
        <table:table-row table:style-name="ro1">
          <table:table-cell table:number-columns-repeated="2"/>
          <table:table-cell office:value-type="string">
            <text:p>maxHeliocentricLatitude</text:p>
          </table:table-cell>
          <table:table-cell office:value-type="string">
            <text:p>of</text:p>
          </table:table-cell>
          <table:table-cell office:value-type="string">
            <text:p>Isis</text:p>
          </table:table-cell>
          <table:table-cell office:value-type="string">
            <text:p>is:</text:p>
          </table:table-cell>
          <table:table-cell office:value-type="float" office:value="0.167513048029">
            <text:p>0.167513048</text:p>
          </table:table-cell>
        </table:table-row>
        <table:table-row table:style-name="ro1">
          <table:table-cell table:number-columns-repeated="2"/>
          <table:table-cell office:value-type="string">
            <text:p>minHeliocentricLatitude</text:p>
          </table:table-cell>
          <table:table-cell office:value-type="string">
            <text:p>of</text:p>
          </table:table-cell>
          <table:table-cell office:value-type="string">
            <text:p>Isis</text:p>
          </table:table-cell>
          <table:table-cell office:value-type="string">
            <text:p>is:</text:p>
          </table:table-cell>
          <table:table-cell office:value-type="float" office:value="-0.187571140129">
            <text:p>-0.1875711401</text:p>
          </table:table-cell>
        </table:table-row>
        <table:table-row table:style-name="ro1">
          <table:table-cell office:value-type="string">
            <text:p>Running</text:p>
          </table:table-cell>
          <table:table-cell office:value-type="string">
            <text:p>testMinMaxPlanetDeclination(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Moon</text:p>
          </table:table-cell>
          <table:table-cell office:value-type="string">
            <text:p>is:</text:p>
          </table:table-cell>
          <table:table-cell office:value-type="float" office:value="28.7194698643">
            <text:p>28.7194698643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Moon</text:p>
          </table:table-cell>
          <table:table-cell office:value-type="string">
            <text:p>is:</text:p>
          </table:table-cell>
          <table:table-cell office:value-type="float" office:value="-28.7256615628">
            <text:p>-28.7256615628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Mercury</text:p>
          </table:table-cell>
          <table:table-cell office:value-type="string">
            <text:p>is:</text:p>
          </table:table-cell>
          <table:table-cell office:value-type="float" office:value="25.6655303525">
            <text:p>25.6655303525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Mercury</text:p>
          </table:table-cell>
          <table:table-cell office:value-type="string">
            <text:p>is:</text:p>
          </table:table-cell>
          <table:table-cell office:value-type="float" office:value="-25.8759239192">
            <text:p>-25.8759239192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Venus</text:p>
          </table:table-cell>
          <table:table-cell office:value-type="string">
            <text:p>is:</text:p>
          </table:table-cell>
          <table:table-cell office:value-type="float" office:value="27.817008915">
            <text:p>27.817008915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Venus</text:p>
          </table:table-cell>
          <table:table-cell office:value-type="string">
            <text:p>is:</text:p>
          </table:table-cell>
          <table:table-cell office:value-type="float" office:value="-28.1912955741">
            <text:p>-28.1912955741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Mars</text:p>
          </table:table-cell>
          <table:table-cell office:value-type="string">
            <text:p>is:</text:p>
          </table:table-cell>
          <table:table-cell office:value-type="float" office:value="27.2079958851">
            <text:p>27.2079958851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Mars</text:p>
          </table:table-cell>
          <table:table-cell office:value-type="string">
            <text:p>is:</text:p>
          </table:table-cell>
          <table:table-cell office:value-type="float" office:value="-28.7385804277">
            <text:p>-28.7385804277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Jupiter</text:p>
          </table:table-cell>
          <table:table-cell office:value-type="string">
            <text:p>is:</text:p>
          </table:table-cell>
          <table:table-cell office:value-type="float" office:value="23.4561502618">
            <text:p>23.4561502618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Jupiter</text:p>
          </table:table-cell>
          <table:table-cell office:value-type="string">
            <text:p>is:</text:p>
          </table:table-cell>
          <table:table-cell office:value-type="float" office:value="-23.4630295482">
            <text:p>-23.4630295482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Saturn</text:p>
          </table:table-cell>
          <table:table-cell office:value-type="string">
            <text:p>is:</text:p>
          </table:table-cell>
          <table:table-cell office:value-type="float" office:value="22.7657700424">
            <text:p>22.7657700424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Saturn</text:p>
          </table:table-cell>
          <table:table-cell office:value-type="string">
            <text:p>is:</text:p>
          </table:table-cell>
          <table:table-cell office:value-type="float" office:value="-22.7713405915">
            <text:p>-22.7713405915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Uranus</text:p>
          </table:table-cell>
          <table:table-cell office:value-type="string">
            <text:p>is:</text:p>
          </table:table-cell>
          <table:table-cell office:value-type="float" office:value="23.6947773368">
            <text:p>23.6947773368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Uranus</text:p>
          </table:table-cell>
          <table:table-cell office:value-type="string">
            <text:p>is:</text:p>
          </table:table-cell>
          <table:table-cell office:value-type="float" office:value="-23.6860071421">
            <text:p>-23.6860071421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Neptune</text:p>
          </table:table-cell>
          <table:table-cell office:value-type="string">
            <text:p>is:</text:p>
          </table:table-cell>
          <table:table-cell office:value-type="float" office:value="22.329060989">
            <text:p>22.329060989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Neptune</text:p>
          </table:table-cell>
          <table:table-cell office:value-type="string">
            <text:p>is:</text:p>
          </table:table-cell>
          <table:table-cell office:value-type="float" office:value="-22.2999706842">
            <text:p>-22.2999706842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Pluto</text:p>
          </table:table-cell>
          <table:table-cell office:value-type="string">
            <text:p>is:</text:p>
          </table:table-cell>
          <table:table-cell office:value-type="float" office:value="23.156055709">
            <text:p>23.156055709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Pluto</text:p>
          </table:table-cell>
          <table:table-cell office:value-type="string">
            <text:p>is:</text:p>
          </table:table-cell>
          <table:table-cell office:value-type="float" office:value="-23.7937776709">
            <text:p>-23.7937776709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MeanNorthNode</text:p>
          </table:table-cell>
          <table:table-cell office:value-type="string">
            <text:p>is:</text:p>
          </table:table-cell>
          <table:table-cell office:value-type="float" office:value="23.4365105325">
            <text:p>23.4365105325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MeanNorthNode</text:p>
          </table:table-cell>
          <table:table-cell office:value-type="string">
            <text:p>is:</text:p>
          </table:table-cell>
          <table:table-cell office:value-type="float" office:value="-23.4356090083">
            <text:p>-23.4356090083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TrueNorthNode</text:p>
          </table:table-cell>
          <table:table-cell office:value-type="string">
            <text:p>is:</text:p>
          </table:table-cell>
          <table:table-cell office:value-type="float" office:value="23.4366128933">
            <text:p>23.4366128933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TrueNorthNode</text:p>
          </table:table-cell>
          <table:table-cell office:value-type="string">
            <text:p>is:</text:p>
          </table:table-cell>
          <table:table-cell office:value-type="float" office:value="-23.4356211966">
            <text:p>-23.4356211966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MeanLunarApogee</text:p>
          </table:table-cell>
          <table:table-cell office:value-type="string">
            <text:p>is:</text:p>
          </table:table-cell>
          <table:table-cell office:value-type="float" office:value="27.0388154037">
            <text:p>27.0388154037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MeanLunarApogee</text:p>
          </table:table-cell>
          <table:table-cell office:value-type="string">
            <text:p>is:</text:p>
          </table:table-cell>
          <table:table-cell office:value-type="float" office:value="-28.5703166937">
            <text:p>-28.5703166937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OsculatingLunarApogee</text:p>
          </table:table-cell>
          <table:table-cell office:value-type="string">
            <text:p>is:</text:p>
          </table:table-cell>
          <table:table-cell office:value-type="float" office:value="27.5028664791">
            <text:p>27.5028664791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OsculatingLunarApogee</text:p>
          </table:table-cell>
          <table:table-cell office:value-type="string">
            <text:p>is:</text:p>
          </table:table-cell>
          <table:table-cell office:value-type="float" office:value="-28.7108996083">
            <text:p>-28.7108996083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InterpolatedLunarApogee</text:p>
          </table:table-cell>
          <table:table-cell office:value-type="string">
            <text:p>is:</text:p>
          </table:table-cell>
          <table:table-cell office:value-type="float" office:value="27.0728604965">
            <text:p>27.0728604965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InterpolatedLunarApogee</text:p>
          </table:table-cell>
          <table:table-cell office:value-type="string">
            <text:p>is:</text:p>
          </table:table-cell>
          <table:table-cell office:value-type="float" office:value="-28.6774915183">
            <text:p>-28.6774915183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InterpolatedLunarPerigee</text:p>
          </table:table-cell>
          <table:table-cell office:value-type="string">
            <text:p>is:</text:p>
          </table:table-cell>
          <table:table-cell office:value-type="float" office:value="28.7075555729">
            <text:p>28.7075555729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InterpolatedLunarPerigee</text:p>
          </table:table-cell>
          <table:table-cell office:value-type="string">
            <text:p>is:</text:p>
          </table:table-cell>
          <table:table-cell office:value-type="float" office:value="-27.4886838834">
            <text:p>-27.4886838834</text:p>
          </table:table-cell>
        </table:table-row>
        <table:table-row table:style-name="ro1">
          <table:table-cell table:number-columns-repeated="2"/>
          <table:table-cell office:value-type="string">
            <text:p>maxDeclination</text:p>
          </table:table-cell>
          <table:table-cell office:value-type="string">
            <text:p>of</text:p>
          </table:table-cell>
          <table:table-cell office:value-type="string">
            <text:p>Isis</text:p>
          </table:table-cell>
          <table:table-cell office:value-type="string">
            <text:p>is:</text:p>
          </table:table-cell>
          <table:table-cell office:value-type="float" office:value="23.4560451759">
            <text:p>23.4560451759</text:p>
          </table:table-cell>
        </table:table-row>
        <table:table-row table:style-name="ro1">
          <table:table-cell table:number-columns-repeated="2"/>
          <table:table-cell office:value-type="string">
            <text:p>minDeclination</text:p>
          </table:table-cell>
          <table:table-cell office:value-type="string">
            <text:p>of</text:p>
          </table:table-cell>
          <table:table-cell office:value-type="string">
            <text:p>Isis</text:p>
          </table:table-cell>
          <table:table-cell office:value-type="string">
            <text:p>is:</text:p>
          </table:table-cell>
          <table:table-cell office:value-type="float" office:value="-23.4536728537">
            <text:p>-23.45367285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12/18/2012</text:date>, <text:time>20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8T20:41:08</dc:date>
    <dc:creator>Ryan </dc:creator>
    <meta:generator>LibreOffice/3.4$Unix LibreOffice_project/340m1$Build-1505</meta:generator>
    <meta:editing-duration>PT1H16M31S</meta:editing-duration>
    <meta:editing-cycles>4</meta:editing-cycles>
    <meta:printed-by>Ryan </meta:printed-by>
    <meta:print-date>2012-12-18T20:39:15</meta:print-date>
    <meta:document-statistic meta:table-count="2" meta:cell-count="681" meta:object-count="0"/>
  </office:meta>
</office:document-meta>
</file>